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0972in"/>
    </style:style>
    <style:style style:name="TableColumn3" style:family="table-column">
      <style:table-column-properties style:column-width="2.0979in"/>
    </style:style>
    <style:style style:name="TableColumn4" style:family="table-column">
      <style:table-column-properties style:column-width="2.0979in"/>
    </style:style>
    <style:style style:name="Table1" style:family="table" style:master-page-name="MP0">
      <style:table-properties style:width="6.293in" fo:margin-left="0in" table:align="left"/>
    </style:style>
    <style:style style:name="TableRow5" style:family="table-row">
      <style:table-row-properties style:min-row-height="0.8493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10" style:parent-style-name="DefaultParagraphFont" style:family="text">
      <style:text-properties fo:color="#FF0000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TableRow14" style:family="table-row">
      <style:table-row-properties style:min-row-height="1.2784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19" style:parent-style-name="DefaultParagraphFont" style:family="text">
      <style:text-properties fo:color="#FF0000"/>
    </style:style>
    <style:style style:name="T20" style:parent-style-name="DefaultParagraphFont" style:family="text">
      <style:text-properties fo:color="#FF0000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 style:min-row-height="0.8493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fo:color="#FF0000"/>
    </style:style>
    <style:style style:name="T32" style:parent-style-name="DefaultParagraphFont" style:family="text">
      <style:text-properties fo:color="#FF0000"/>
    </style:style>
    <style:style style:name="T33" style:parent-style-name="DefaultParagraphFont" style:family="text">
      <style:text-properties fo:color="#FF0000"/>
    </style:style>
    <style:style style:name="T34" style:parent-style-name="DefaultParagraphFont" style:family="text">
      <style:text-properties fo:color="#FF0000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 style:min-row-height="0.8493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fo:color="#FF0000"/>
    </style:style>
    <style:style style:name="T46" style:parent-style-name="DefaultParagraphFont" style:family="text">
      <style:text-properties fo:color="#FF0000"/>
    </style:style>
    <style:style style:name="T47" style:parent-style-name="DefaultParagraphFont" style:family="text">
      <style:text-properties fo:color="#FF0000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 style:min-row-height="0.4284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 style:min-row-height="0.6368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fo:color="#FF0000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 style:min-row-height="0.6368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fo:color="#FF0000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 style:min-row-height="0.2118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81" style:parent-style-name="DefaultParagraphFont" style:family="text">
      <style:text-properties fo:color="#FF0000"/>
    </style:style>
    <style:style style:name="T82" style:parent-style-name="DefaultParagraphFont" style:family="text">
      <style:text-properties fo:color="#FF0000"/>
    </style:style>
    <style:style style:name="T83" style:parent-style-name="DefaultParagraphFont" style:family="text">
      <style:text-properties fo:color="#FF0000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 style:min-row-height="0.2118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Row93" style:family="table-row">
      <style:table-row-properties style:min-row-height="0.2118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Row100" style:family="table-row">
      <style:table-row-properties style:min-row-height="0.2118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och ist diese Kritik gerechtfertigt und hat im ORF Programm Esoterik überhaupt Platz?</text:p>
          </table:table-cell>
          <table:table-cell table:style-name="TableCell8">
            <text:p text:style-name="P9">Doch ist diese Kritik gerechtfertigt und hat im ORF<text:span text:style-name="T10">-</text:span>Programm Esoterik überhaupt Platz?</text:p>
          </table:table-cell>
          <table:table-cell table:style-name="TableCell11">
            <text:p text:style-name="P12">Bindestrich Fehler</text:p>
            <text:p text:style-name="P13">Beide Wörter gehören zusammen</text:p>
          </table:table-cell>
        </table:table-row>
        <table:table-row table:style-name="TableRow14">
          <table:table-cell table:style-name="TableCell15">
            <text:p text:style-name="P16">Der ORF ist ein staatlich Sender zu dessen Finanzierung jeder in Bevölkerung einen Teil beiträgt somit sollte das Programm die alle Steuerzahler ansprechen.</text:p>
          </table:table-cell>
          <table:table-cell table:style-name="TableCell17">
            <text:p text:style-name="P18">Der ORF ist ein staatlich<text:span text:style-name="T19">er<text:s/></text:span>Sender zu dessen Finanzierung jeder in Bevölkerung einen Teil beiträgt<text:span text:style-name="T20">,</text:span><text:s/>somit sollte das Programm alle Steuerzahler ansprechen.</text:p>
          </table:table-cell>
          <table:table-cell table:style-name="TableCell21">
            <text:p text:style-name="P22">Grammatikalischer Fehler, der Fall muss zum darauffolgenden Wort passen</text:p>
            <text:p text:style-name="P23"/>
            <text:p text:style-name="P24">Beistrich Fehler</text:p>
            <text:p text:style-name="P25">es folgt ein Nebensatz<text:s/></text:p>
          </table:table-cell>
        </table:table-row>
        <table:table-row table:style-name="TableRow26">
          <table:table-cell table:style-name="TableCell27">
            <text:p text:style-name="P28">So augmentieren Viele das man nicht einfach so eine ganze Bevölkerungsgruppe unbeachtet lassen kann.</text:p>
          </table:table-cell>
          <table:table-cell table:style-name="TableCell29">
            <text:p text:style-name="P30">So<text:s/><text:span text:style-name="T31">argumentieren<text:s/></text:span><text:span text:style-name="T32">v</text:span>iele<text:span text:style-name="T33">,</text:span><text:s/>das<text:span text:style-name="T34">s</text:span><text:s/>man nicht einfach so eine ganze Bevölkerungsgruppe unbeachtet lassen kann.</text:p>
          </table:table-cell>
          <table:table-cell table:style-name="TableCell35">
            <text:p text:style-name="P36">Fehler durch Autorkorrektur,</text:p>
            <text:p text:style-name="P37">viele ist ein Adjektiv also klein,</text:p>
            <text:p text:style-name="P38">das dass Fehler,</text:p>
            <text:p text:style-name="P39"/>
          </table:table-cell>
        </table:table-row>
        <table:table-row table:style-name="TableRow40">
          <table:table-cell table:style-name="TableCell41">
            <text:p text:style-name="P42">Jedoch Argumentieren die Gegner solcher Shows das die zur Wissenschaftsskapsis in Österreich beitragen .</text:p>
          </table:table-cell>
          <table:table-cell table:style-name="TableCell43">
            <text:p text:style-name="P44">Jedoch<text:s/><text:span text:style-name="T45">a</text:span>rgumentieren die Gegner solcher Shows<text:span text:style-name="T46">,</text:span><text:s/>das<text:span text:style-name="T47">s</text:span><text:s/>zur Wissenschaftsskapsis in Österreich beitragen.</text:p>
          </table:table-cell>
          <table:table-cell table:style-name="TableCell48">
            <text:p text:style-name="P49">Argumentier klein,</text:p>
            <text:p text:style-name="P50">das dass Fehler mit Beistrich Fehler</text:p>
            <text:p text:style-name="P51">„die“ weglassen klingt schöner</text:p>
          </table:table-cell>
        </table:table-row>
        <table:table-row table:style-name="TableRow52">
          <table:table-cell table:style-name="TableCell53">
            <text:p text:style-name="P54">Dies hat in auch schon zu Todesfällen geführt.</text:p>
          </table:table-cell>
          <table:table-cell table:style-name="TableCell55">
            <text:p text:style-name="P56">Dies hat auch schon zu Todesfällen geführt.</text:p>
          </table:table-cell>
          <table:table-cell table:style-name="TableCell57">
            <text:p text:style-name="P58">Ein überflüssiges Wort das in diesem Satz keinen Sinn macht</text:p>
          </table:table-cell>
        </table:table-row>
        <table:table-row table:style-name="TableRow59">
          <table:table-cell table:style-name="TableCell60">
            <text:p text:style-name="P61">So Strahl der ORF auch Filme mit Magie und anderen fiktiven Dingen aus.</text:p>
          </table:table-cell>
          <table:table-cell table:style-name="TableCell62">
            <text:p text:style-name="P63">So<text:s/><text:span text:style-name="T64">strahlt</text:span><text:s/>der ORF auch Filme mit Magie und anderen fiktiven Dingen aus.</text:p>
          </table:table-cell>
          <table:table-cell table:style-name="TableCell65">
            <text:p text:style-name="P66">Strahlt klein,</text:p>
            <text:p text:style-name="P67">einen Buchstaben vergessen</text:p>
          </table:table-cell>
        </table:table-row>
        <table:table-row table:style-name="TableRow68">
          <table:table-cell table:style-name="TableCell69">
            <text:p text:style-name="P70">Diese Filme Tragen auch nicht zur Verdummung der Konsumenten bei.</text:p>
          </table:table-cell>
          <table:table-cell table:style-name="TableCell71">
            <text:p text:style-name="P72">Diese Filme<text:s/><text:span text:style-name="T73">tragen<text:s/></text:span>auch nicht zur Verdummung der Konsumenten bei.</text:p>
          </table:table-cell>
          <table:table-cell table:style-name="TableCell74">
            <text:p text:style-name="P75">Tragen klein</text:p>
          </table:table-cell>
        </table:table-row>
        <table:table-row table:style-name="TableRow76">
          <table:table-cell table:style-name="TableCell77">
            <text:p text:style-name="P78">Daher finde ich es gefährlich solche Werte und Idee durch<text:s/>einen staatlichen Sender an die Massen zu bringen ohne sie richtig einzuordnen und zu kennzeichnen.</text:p>
          </table:table-cell>
          <table:table-cell table:style-name="TableCell79">
            <text:p text:style-name="P80">Daher finde ich es gefährlich<text:span text:style-name="T81">,<text:s/></text:span>solche Werte und Idee<text:span text:style-name="T82">n</text:span><text:s/>durch einen staatlichen Sender an die Massen zu bringen<text:span text:style-name="T83">,</text:span><text:s/>ohne sie richtig einzuordnen und zu kennzeichnen.</text:p>
          </table:table-cell>
          <table:table-cell table:style-name="TableCell84">
            <text:p text:style-name="P85">Es handelt sich um mehrere Ideen</text:p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eichhart.jan</meta:initial-creator>
    <dc:creator>weichhart.jan</dc:creator>
    <meta:creation-date>2024-11-05T14:49:00Z</meta:creation-date>
    <dc:date>2024-11-05T15:14:00Z</dc:date>
    <meta:template xlink:href="Normal.dotm" xlink:type="simple"/>
    <meta:editing-cycles>1</meta:editing-cycles>
    <meta:editing-duration>PT0S</meta:editing-duration>
    <meta:document-statistic meta:page-count="1" meta:paragraph-count="4" meta:word-count="285" meta:character-count="2083" meta:row-count="15" meta:non-whitespace-character-count="1802"/>
  </office:meta>
</office:document-meta>
</file>